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L1"/>
    <style:style style:name="P3" style:family="paragraph" style:parent-style-name="Standard">
      <style:paragraph-properties fo:text-align="center" style:justify-single-word="false"/>
      <style:text-properties style:font-name="Courier 10 Pitch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Made to Order Software Corporation</text:p>
      <text:p text:style-name="Standard">9275 Blue Oak Drive</text:p>
      <text:p text:style-name="Standard">Orangevale, CA 95662</text:p>
      <text:p text:style-name="Standard"/>
      <text:p text:style-name="P1">This Wednesday, June 5, 2013:</text:p>
      <text:p text:style-name="Standard"/>
      <text:p text:style-name="Standard">This document is a test document to be used with the eFax Developer system to test all the text formats that eFax supports.</text:p>
      <text:p text:style-name="Standard"/>
      <text:p text:style-name="Standard">At this time, we can save this document as:</text:p>
      <text:p text:style-name="Standard"/>
      <text:list xml:id="list242708067" text:style-name="L1">
        <text:list-item>
          <text:p text:style-name="P2">MS-Word 95 (the .doc version)</text:p>
        </text:list-item>
      </text:list>
      <text:p text:style-name="Standard"/>
      <text:list xml:id="list1060767444" text:continue-numbering="true" text:style-name="L1">
        <text:list-item>
          <text:p text:style-name="P2">MS-Word 2007 (the .docx version)</text:p>
        </text:list-item>
      </text:list>
      <text:p text:style-name="Standard"/>
      <text:list xml:id="list847233112" text:continue-numbering="true" text:style-name="L1">
        <text:list-item>
          <text:p text:style-name="P2">PDF (Portable Document Format, Postscript, really)</text:p>
        </text:list-item>
      </text:list>
      <text:p text:style-name="Standard"/>
      <text:list xml:id="list1902823432" text:continue-numbering="true" text:style-name="L1">
        <text:list-item>
          <text:p text:style-name="P2">RTF (Rich Text Format, some HTML before HTML!)</text:p>
        </text:list-item>
      </text:list>
      <text:p text:style-name="Standard"/>
      <text:list xml:id="list1604149663" text:continue-numbering="true" text:style-name="L1">
        <text:list-item>
          <text:p text:style-name="P2">HTML (Although you could have a “better” document for the purpose of testing HTML.)</text:p>
        </text:list-item>
      </text:list>
      <text:p text:style-name="Standard"/>
      <text:p text:style-name="Standard"/>
      <text:p text:style-name="Standard">The file formats should all be allowed by eFax Developer just by calling the:</text:p>
      <text:p text:style-name="Standard"/>
      <text:p text:style-name="P3">$efax-&gt;add_file(“&lt;format&gt;”, file_get_contents(“&lt;filename”));</text:p>
      <text:p text:style-name="Standard"/>
      <text:p text:style-name="Standard">The library takes care of the base64 encryption for you so you do not have to do anything in that regard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10 Pitch" svg:font-family="'Courier 10 Pitch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top="0.1965in"/>
      </style:footer-style>
    </style:page-layout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Footer">Made to Order Software Corporation<text:tab/>Page <text:page-number text:select-page="current">1</text:page-number>/<text:page-count>1</text:page-count><text:tab/><text:date style:data-style-name="N37" text:date-value="2013-06-06T00:11:37" text:fixed="true">06/06/13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xis Wilke</meta:initial-creator>
    <meta:creation-date>2013-06-05T23:56:13</meta:creation-date>
    <dc:date>2013-06-06T00:13:58</dc:date>
    <dc:creator>Alexis Wilke</dc:creator>
    <meta:editing-duration>PT2M34S</meta:editing-duration>
    <meta:editing-cycles>1</meta:editing-cycles>
    <meta:document-statistic meta:table-count="0" meta:image-count="0" meta:object-count="0" meta:page-count="1" meta:paragraph-count="15" meta:word-count="133" meta:character-count="803" meta:non-whitespace-character-count="686"/>
    <meta:generator>LibreOffice/3.5$Linux_X86_64 LibreOffice_project/350m1$Build-2</meta:generator>
  </office:meta>
</office:document-meta>
</file>